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22pt" style:text-underline-style="none" fo:font-weight="normal" officeooo:rsid="0013be43" officeooo:paragraph-rsid="0013be43" style:font-size-asian="22pt" style:font-weight-asian="normal" style:font-size-complex="22pt" style:font-weight-complex="normal"/>
    </style:style>
    <style:style style:name="P2" style:family="paragraph" style:parent-style-name="Standard">
      <style:paragraph-properties fo:text-align="start" style:justify-single-word="false"/>
      <style:text-properties style:font-name="Times New Roman" fo:font-size="13pt" style:text-underline-style="none" fo:font-weight="normal" officeooo:rsid="001644f9" officeooo:paragraph-rsid="001644f9" style:font-size-asian="11.3500003814697pt" style:font-weight-asian="normal" style:font-size-complex="13pt" style:font-weight-complex="normal"/>
    </style:style>
    <style:style style:name="P3" style:family="paragraph" style:parent-style-name="Standard">
      <style:paragraph-properties fo:text-align="justify" style:justify-single-word="false"/>
      <style:text-properties style:font-name="Times New Roman" fo:font-size="13pt" style:text-underline-style="none" fo:font-weight="normal" officeooo:rsid="001644f9" officeooo:paragraph-rsid="001644f9"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Times New Roman" fo:font-size="13pt" style:text-underline-style="none" fo:font-weight="normal" officeooo:rsid="0013be43" officeooo:paragraph-rsid="0013be43"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Times New Roman" fo:font-size="13pt" fo:language="zxx" fo:country="none" style:text-underline-style="none" fo:font-weight="normal" officeooo:rsid="00168114" officeooo:paragraph-rsid="00168114" style:font-size-asian="13pt" style:language-asian="zxx" style:country-asian="none" style:font-weight-asian="normal" style:font-size-complex="13pt" style:language-complex="zxx" style:country-complex="none" style:font-weight-complex="normal"/>
    </style:style>
    <style:style style:name="P6" style:family="paragraph" style:parent-style-name="Standard">
      <style:paragraph-properties fo:line-height="150%" fo:text-align="start" style:justify-single-word="false"/>
      <style:text-properties style:font-name="Times New Roman" fo:font-size="13pt" fo:language="zxx" fo:country="none" style:text-underline-style="none" fo:font-weight="normal" officeooo:rsid="00168114" officeooo:paragraph-rsid="00168114" style:font-size-asian="13pt" style:language-asian="zxx" style:country-asian="none" style:font-weight-asian="normal" style:font-size-complex="13pt" style:language-complex="zxx" style:country-complex="none" style:font-weight-complex="normal"/>
    </style:style>
    <style:style style:name="P7" style:family="paragraph" style:parent-style-name="Standard">
      <style:paragraph-properties fo:line-height="150%" fo:text-align="justify" style:justify-single-word="false"/>
      <style:text-properties style:font-name="Times New Roman" fo:font-size="13pt" fo:language="zxx" fo:country="none" style:text-underline-style="none" fo:font-weight="normal" officeooo:rsid="00168114" officeooo:paragraph-rsid="00168114" style:font-size-asian="13pt" style:language-asian="zxx" style:country-asian="none" style:font-weight-asian="normal" style:font-size-complex="13pt" style:language-complex="zxx" style:country-complex="none" style:font-weight-complex="normal"/>
    </style:style>
    <style:style style:name="P8" style:family="paragraph" style:parent-style-name="Standard">
      <style:paragraph-properties fo:line-height="150%" fo:text-align="justify" style:justify-single-word="false"/>
      <style:text-properties style:font-name="Times New Roman" fo:font-size="13pt" fo:language="zxx" fo:country="none" style:text-underline-style="none" fo:font-weight="normal" officeooo:rsid="001de6c6" officeooo:paragraph-rsid="001de6c6" style:font-size-asian="13pt" style:language-asian="zxx" style:country-asian="none" style:font-weight-asian="normal" style:font-size-complex="13pt" style:language-complex="zxx" style:country-complex="none" style:font-weight-complex="normal"/>
    </style:style>
    <style:style style:name="P9" style:family="paragraph" style:parent-style-name="Standard">
      <style:paragraph-properties fo:line-height="150%" fo:text-align="justify" style:justify-single-word="false"/>
      <style:text-properties style:font-name="Times New Roman" fo:font-size="13pt" fo:language="zxx" fo:country="none" style:text-underline-style="none" fo:font-weight="normal" officeooo:rsid="0023b7d2" officeooo:paragraph-rsid="0023b7d2" style:font-size-asian="13pt" style:language-asian="zxx" style:country-asian="none" style:font-weight-asian="normal" style:font-size-complex="13pt" style:language-complex="zxx" style:country-complex="none" style:font-weight-complex="normal"/>
    </style:style>
    <style:style style:name="P10" style:family="paragraph" style:parent-style-name="Standard">
      <style:paragraph-properties fo:line-height="150%" fo:text-align="justify" style:justify-single-word="false"/>
      <style:text-properties style:font-name="Times New Roman" fo:font-size="13pt" fo:language="zxx" fo:country="none" style:text-underline-style="none" fo:font-weight="normal" officeooo:rsid="002557da" officeooo:paragraph-rsid="002557da" style:font-size-asian="13pt" style:language-asian="zxx" style:country-asian="none" style:font-weight-asian="normal" style:font-size-complex="13pt" style:language-complex="zxx" style:country-complex="none" style:font-weight-complex="normal"/>
    </style:style>
    <style:style style:name="P11" style:family="paragraph">
      <style:text-properties style:font-name="Times New Roman1" fo:font-size="13pt" style:font-size-asian="13pt" style:font-size-complex="13pt"/>
    </style:style>
    <style:style style:name="P12" style:family="paragraph">
      <loext:graphic-properties draw:fill="none" draw:fill-color="#ffffff"/>
      <style:text-properties style:font-name="Times New Roman1" fo:font-size="13pt" style:font-size-asian="13pt" style:font-size-complex="13pt"/>
    </style:style>
    <style:style style:name="T1" style:family="text">
      <style:text-properties officeooo:rsid="001644f9"/>
    </style:style>
    <style:style style:name="T2" style:family="text">
      <style:text-properties officeooo:rsid="001903e8"/>
    </style:style>
    <style:style style:name="T3" style:family="text">
      <style:text-properties officeooo:rsid="001b74ac"/>
    </style:style>
    <style:style style:name="T4" style:family="text">
      <style:text-properties officeooo:rsid="001de6c6"/>
    </style:style>
    <style:style style:name="T5" style:family="text">
      <style:text-properties fo:font-weight="bold" style:font-weight-asian="bold" style:font-weight-complex="bold"/>
    </style:style>
    <style:style style:name="T6" style:family="text">
      <style:text-properties fo:font-weight="bold" officeooo:rsid="001de6c6" style:font-weight-asian="bold" style:font-weight-complex="bold"/>
    </style:style>
    <style:style style:name="T7" style:family="text">
      <style:text-properties officeooo:rsid="0026235b"/>
    </style:style>
    <style:style style:name="T8" style:family="text">
      <style:text-properties officeooo:rsid="002c2670"/>
    </style:style>
    <style:style style:name="T9" style:family="text">
      <style:text-properties officeooo:rsid="002cfefc"/>
    </style:style>
    <style:style style:name="T10" style:family="text">
      <style:text-properties officeooo:rsid="002ef394"/>
    </style:style>
    <style:style style:name="T11" style:family="text">
      <style:text-properties style:font-name="Times New Roman1" fo:font-size="13pt" style:font-size-asian="13pt" style:font-size-complex="13pt"/>
    </style:style>
    <style:style style:name="gr1" style:family="graphic">
      <style:graphic-properties draw:stroke="none" svg:stroke-color="#000000" draw:fill="none" draw:fill-color="#ffffff" fo:min-height="0.94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YALOU-SAMA Asbathou</text:p>
      <text:p text:style-name="P3">19 Rue des Genêts</text:p>
      <text:p text:style-name="P3">59650 Villeneuve d’Ascq</text:p>
      <text:p text:style-name="P3">0751580381</text:p>
      <text:p text:style-name="P3"><text:a xlink:type="simple" xlink:href="mailto:asamabiyalou@yahoo.com" text:style-name="Internet_20_link" text:visited-style-name="Visited_20_Internet_20_Link">asamabiyalou@yahoo.com</text:a></text:p>
      <text:p text:style-name="P2"><draw:frame text:anchor-type="paragraph" draw:z-index="0" draw:name="Shape1" draw:style-name="gr1" draw:text-style-name="P12" svg:width="3.2252in" svg:height="0.948in" svg:x="3.4661in" svg:y="0.178in"><draw:text-box><text:p text:style-name="P11"><text:span text:style-name="T11">M. Romain ROUVOY, Responsable du </text:span><text:span text:style-name="T11">Master Informatique</text:span></text:p><text:p text:style-name="P11"><text:span text:style-name="T11">Bureau 323, Bâtiment M3,</text:span></text:p><text:p text:style-name="P11"><text:span text:style-name="T11">59655 Villeneuve d’Ascq Cedex</text:span></text:p></draw:text-box></draw:frame><text:tab/><text:tab/><text:tab/><text:tab/><text:tab/><text:tab/><text:tab/><text:tab/><text:tab/><text:tab/></text:p>
      <text:p text:style-name="P2"/>
      <text:p text:style-name="P2"/>
      <text:p text:style-name="P1"/>
      <text:p text:style-name="P1"/>
      <text:p text:style-name="P1"/>
      <text:p text:style-name="P4"><text:tab/><text:tab/><text:tab/><text:tab/><text:tab/><text:tab/><text:tab/> <text:span text:style-name="T1">Fait à Villeneuve d’Ascq, le 30 Mai 2018</text:span></text:p>
      <text:p text:style-name="P4"/>
      <text:p text:style-name="P4"/>
      <text:p text:style-name="P4"/>
      <text:p text:style-name="P5">Objet: Candidature en Master</text:p>
      <text:p text:style-name="P5"/>
      <text:p text:style-name="P5"/>
      <text:p text:style-name="P5"/>
      <text:p text:style-name="P6">Monsieur,</text:p>
      <text:p text:style-name="P6"/>
      <text:p text:style-name="P7">Etant issu d'une formation en option informatique, j'ai acquis une certaine base de connaissances en terme de développement d'applications. Mais j'aimerais approfondir un peu plus mes connaissances en informatique <text:span text:style-name="T10">notamment</text:span> dans le génie logiciel afin de pouvoir participer <text:span text:style-name="T2">de manière active </text:span>à la conception d'applications.</text:p>
      <text:p text:style-name="P7"/>
      <text:p text:style-name="P7">Accroître mes connaissances en génie logiciel me permettra d'être plus actif dans les processus de mise en place de solutions informatiques auxquels nous serons confrontés sur le marché de l'emploi. Ceci donc afin d'être un acteur participant au développement de sa nation. <text:span text:style-name="T2">Avec les connaissances reçues en Licence Informatique, nous avons un niveau pouvant nous permettre d'aborder sereinement les enseignements qui nous seront dispensés.</text:span></text:p>
      <text:p text:style-name="P7"/>
      <text:p text:style-name="P7">Les formations en <text:span text:style-name="T2">Master</text:span> <text:span text:style-name="T2">I</text:span>nformatique de l'Université de Lille sont d'autant plus attrayantes par l'implication des diverses ressources pour assurer ces enseignements. Une formation qui mixe à la fois monde académique et monde d'entreprise. Elles ouvrent des portes aussi bien sur le monde du travail que dans la recherche. <text:span text:style-name="T8">R</text:span>echerche que j'envisage après mon master. Ainsi suivre une formation en <text:span text:style-name="T5">IAGL </text:span><text:span text:style-name="T6">Infrastructures Applicatives et Génie Logiciel</text:span><text:span text:style-name="T4"> </text:span>à la faculté des sciences et technologies de l'université de Lille me permettrait donc de me lancer aussi <text:span text:style-name="T2">bien</text:span> sur le marché de l'emploi que dans la recherche au moment opportun.</text:p>
      <text:p text:style-name="P7"/>
      <text:p text:style-name="P7"><text:soft-page-break/>La gestion des données devenant de plus en plus un problème quotidien auquel est confronté les informaticiens, j'<text:span text:style-name="T3">aimerais</text:span> bien aussi acquérir <text:span text:style-name="T3">d</text:span>es connaissances sur <text:span text:style-name="T3">l</text:span>es méthodes et algorithmes <text:span text:style-name="T3">qui me permettront d'intervenir à la résolution de ces problèmes dans les entreprises</text:span>. <text:span text:style-name="T4">La formation en </text:span><text:span text:style-name="T6">MOCAD Modèle Complexes, algorithmes et données</text:span><text:span text:style-name="T4"> me permettrait donc d'acquérir toutes ces bases nécessaires à une évolution vers du travail, peut être de la recherche sur le Big Data, l'intellignece artificielle, ...</text:span></text:p>
      <text:p text:style-name="P7"/>
      <text:p text:style-name="P8">L'envie de mener des projets de génie logiciel, de participer à la conception et de fournir des applications de haut niveau en se servant des outils de génie logiciel est tellement forte que j'ai toujours voulu suivre un cursus menant vers celà. Ceci justifie le fait que mon prmeier choix soit porté sur l'IAGL. Etant donné les tendances actuelles et mes premiers contacts avec la gestion et l'ananlyse des données, j'ai ainsi opté pour l'option MOCAD en deuxième <text:span text:style-name="T9">choix</text:span> afin d'en apprendre plus.</text:p>
      <text:p text:style-name="P8"/>
      <text:p text:style-name="P9">Restant à votre écoute, je suis disponible pour toute information complémentaire ou une éventuelle rencontre.</text:p>
      <text:p text:style-name="P9"/>
      <text:p text:style-name="P10">Veuillez agréer, Monsieur, l'expression de mes salutations.</text:p>
      <text:p text:style-name="P10"><text:tab/><text:tab/><text:tab/><text:tab/><text:tab/></text:p>
      <text:p text:style-name="P10"/>
      <text:p text:style-name="P10"><text:tab/><text:tab/><text:tab/><text:tab/><text:tab/><text:tab/><text:tab/> <text:s text:c="22"/><text:span text:style-name="T7">B</text:span>IYALOU-SAMA Asbath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07:49:03.193234626</meta:creation-date>
    <dc:date>2018-05-30T11:44:23.278076798</dc:date>
    <meta:editing-duration>PT1H28M31S</meta:editing-duration>
    <meta:editing-cycles>23</meta:editing-cycles>
    <meta:generator>LibreOffice/6.0.3.2$Linux_X86_64 LibreOffice_project/00m0$Build-2</meta:generator>
    <meta:document-statistic meta:table-count="0" meta:image-count="0" meta:object-count="0" meta:page-count="2" meta:paragraph-count="18" meta:word-count="413" meta:character-count="2807" meta:non-whitespace-character-count="2357"/>
  </office:meta>
</office:document-meta>
</file>